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15dc2a" officeooo:paragraph-rsid="0015dc2a" style:font-size-asian="11pt" style:font-size-complex="11pt"/>
    </style:style>
    <style:style style:name="P2" style:family="paragraph" style:parent-style-name="Standard">
      <style:text-properties fo:font-size="11pt" officeooo:rsid="0015dc2a" officeooo:paragraph-rsid="001672f5" style:font-size-asian="11pt" style:font-size-complex="11pt"/>
    </style:style>
    <style:style style:name="P3" style:family="paragraph" style:parent-style-name="Footer">
      <style:text-properties fo:font-size="10pt" officeooo:rsid="0015dc2a" officeooo:paragraph-rsid="0015dc2a" style:font-size-asian="10pt" style:font-size-complex="10pt"/>
    </style:style>
    <style:style style:name="T1" style:family="text">
      <style:text-properties officeooo:rsid="001672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NO:- 7 <text:s text:c="2"/>VECTOR</text:p>
      <text:p text:style-name="P1">INPUT:-</text:p>
      <text:p text:style-name="P2">//<text:span text:style-name="T1">to create a menu driven java program for vectors</text:span></text:p>
      <text:p text:style-name="P2">import java.util.*;</text:p>
      <text:p text:style-name="P1">import java.io.*;</text:p>
      <text:p text:style-name="P1">class Vctr</text:p>
      <text:p text:style-name="P1">{</text:p>
      <text:p text:style-name="P1"><text:s text:c="2"/>public static void main(String []args) throws IOException</text:p>
      <text:p text:style-name="P1"><text:s text:c="2"/>{</text:p>
      <text:p text:style-name="P1"><text:s text:c="4"/>Scanner sc=new Scanner(System.in);</text:p>
      <text:p text:style-name="P1"><text:s text:c="4"/>Vector V=new Vector();</text:p>
      <text:p text:style-name="P1"><text:s text:c="4"/>String str,item;</text:p>
      <text:p text:style-name="P1"><text:s text:c="4"/>int ch,i,pos;</text:p>
      <text:p text:style-name="P1"><text:s text:c="4"/>System.out.print("Enter the number of Students:- ");</text:p>
      <text:p text:style-name="P1"><text:s text:c="4"/>int n=sc.nextInt();</text:p>
      <text:p text:style-name="P1"><text:s text:c="4"/>System.out.println("Enter The Names");</text:p>
      <text:p text:style-name="P1"><text:s text:c="4"/>for(i=0;i&lt;n;i++)</text:p>
      <text:p text:style-name="P1"><text:s text:c="6"/>{</text:p>
      <text:p text:style-name="P1"><text:s text:c="8"/>V.addElement(sc.next());</text:p>
      <text:p text:style-name="P1"><text:s text:c="6"/>}</text:p>
      <text:p text:style-name="P1"><text:s text:c="4"/>do</text:p>
      <text:p text:style-name="P1"><text:s text:c="4"/>{</text:p>
      <text:p text:style-name="P1"><text:s text:c="6"/>System.out.println("1.Delete Name");</text:p>
      <text:p text:style-name="P1"><text:s text:c="6"/>System.out.println("2.Add Name at specified Location");</text:p>
      <text:p text:style-name="P1"><text:s text:c="6"/>System.out.println("3.Print List");</text:p>
      <text:p text:style-name="P1"><text:s text:c="6"/>System.out.println("4.Exit");</text:p>
      <text:p text:style-name="P1"><text:s text:c="6"/>System.out.print("Enter Your Choice:- ");</text:p>
      <text:p text:style-name="P1"><text:s text:c="6"/>ch=sc.nextInt();</text:p>
      <text:p text:style-name="P1"><text:s text:c="6"/>BufferedReader obj =new BufferedReader(new InputStreamReader(System.in));</text:p>
      <text:p text:style-name="P1"><text:s text:c="6"/>switch(ch)</text:p>
      <text:p text:style-name="P1"><text:s text:c="8"/>{</text:p>
      <text:p text:style-name="P1"><text:s text:c="9"/>case 1 : System.out.print("Enter the Name you want to delete:- ");</text:p>
      <text:p text:style-name="P1"><text:s text:c="18"/>str=obj.readLine();</text:p>
      <text:p text:style-name="P1"><text:s text:c="18"/>V.removeElement(str);</text:p>
      <text:p text:style-name="P1"><text:s text:c="18"/>break;</text:p>
      <text:p text:style-name="P1"><text:s text:c="9"/>case 2 : System.out.print("Enter the position to insert the Name:- ");</text:p>
      <text:p text:style-name="P1"><text:s text:c="18"/>pos=sc.nextInt();</text:p>
      <text:p text:style-name="P1"><text:s text:c="18"/>System.out.print("Enter the Name:- ");</text:p>
      <text:p text:style-name="P1"><text:s text:c="18"/>item=obj.readLine();</text:p>
      <text:p text:style-name="P1"><text:s text:c="18"/>V.insertElementAt(item,pos-1);</text:p>
      <text:p text:style-name="P1"><text:s text:c="18"/>break;</text:p>
      <text:p text:style-name="P1"><text:s text:c="9"/>case 3 : System.out.println("Vector List:- ");</text:p>
      <text:p text:style-name="P1"><text:s text:c="18"/>for(i=0;i&lt;V.size();i++)</text:p>
      <text:p text:style-name="P1"><text:s text:c="19"/>System.out.println(V.elementAt(i));</text:p>
      <text:p text:style-name="P1"><text:s text:c="18"/>break;</text:p>
      <text:p text:style-name="P1"><text:s text:c="9"/>case 4 : break;</text:p>
      <text:p text:style-name="P1"><text:s text:c="9"/>default : System.out.println("Invalid Choice"); <text:s text:c="5"/></text:p>
      <text:p text:style-name="P1"><text:s text:c="9"/>}</text:p>
      <text:p text:style-name="P1"><text:s text:c="7"/>}while(ch!=4);</text:p>
      <text:p text:style-name="P1"><text:s text:c="2"/>}</text:p>
      <text:p text:style-name="P1">}</text:p>
      <text:p text:style-name="P1"/>
      <text:p text:style-name="P1"/>
      <text:p text:style-name="P1">OUTPUT:-</text:p>
      <text:p text:style-name="P1">student@ce4pc65:~$ gedit Vctr.java</text:p>
      <text:p text:style-name="P1"><text:soft-page-break/>student@ce4pc65:~$ javac Vctr.java</text:p>
      <text:p text:style-name="P1">Note: Vctr.java uses unchecked or unsafe operations.</text:p>
      <text:p text:style-name="P1">Note: Recompile with -Xlint:unchecked for details.</text:p>
      <text:p text:style-name="P1">student@ce4pc65:~$ java Vctr</text:p>
      <text:p text:style-name="P1">Enter the number of Students:- 2</text:p>
      <text:p text:style-name="P1">Enter The Names</text:p>
      <text:p text:style-name="P1">SAGAR</text:p>
      <text:p text:style-name="P1">PRANAV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2</text:p>
      <text:p text:style-name="P1">Enter the position to insert the Name:- 2</text:p>
      <text:p text:style-name="P1">Enter the Name:- SIDDHART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3</text:p>
      <text:p text:style-name="P1">Vector List:- </text:p>
      <text:p text:style-name="P1">SAGAR</text:p>
      <text:p text:style-name="P1">SIDDHART</text:p>
      <text:p text:style-name="P1">PRANAV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2</text:p>
      <text:p text:style-name="P1">Enter the position to insert the Name:- 3</text:p>
      <text:p text:style-name="P1">Enter the Name:- RAJAN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3</text:p>
      <text:p text:style-name="P1">Vector List:- </text:p>
      <text:p text:style-name="P1">SAGAR</text:p>
      <text:p text:style-name="P1">SIDDHART</text:p>
      <text:p text:style-name="P1">RAJAN</text:p>
      <text:p text:style-name="P1">PRANAV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1</text:p>
      <text:p text:style-name="P1">Enter the Name you want to delete:- PRANAV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3</text:p>
      <text:p text:style-name="P1">Vector List:- </text:p>
      <text:p text:style-name="P1">SAGAR</text:p>
      <text:p text:style-name="P1">SIDDHART</text:p>
      <text:p text:style-name="P1"><text:soft-page-break/>RAJAN</text:p>
      <text:p text:style-name="P1">1.Delete Name</text:p>
      <text:p text:style-name="P1">2.Add Name at specified Location</text:p>
      <text:p text:style-name="P1">3.Print List</text:p>
      <text:p text:style-name="P1">4.Exit</text:p>
      <text:p text:style-name="P1">Enter Your Choice:- 4</text:p>
      <text:p text:style-name="P1">student@ce4pc65:~$ 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15dc2a" officeooo:paragraph-rsid="0015dc2a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AGAR NATH <text:s text:c="2"/>VU1F1415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6:05:46.714930690</meta:creation-date>
    <dc:date>2015-09-07T16:09:14.780151227</dc:date>
    <meta:editing-duration>PT48S</meta:editing-duration>
    <meta:editing-cycles>2</meta:editing-cycles>
    <meta:generator>LibreOffice/4.2.3.3$Linux_x86 LibreOffice_project/420m0$Build-3</meta:generator>
    <meta:document-statistic meta:table-count="0" meta:image-count="0" meta:object-count="0" meta:page-count="3" meta:paragraph-count="116" meta:word-count="316" meta:character-count="2871" meta:non-whitespace-character-count="2166"/>
  </office:meta>
</office:document-meta>
</file>